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E000001D6BD816BC1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79cm" svg:height="12.434cm" svg:x="10cm" svg:y="4.274cm">
          <draw:image xlink:href="Pictures/100000000000027E000001D6BD816BC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23M21S</meta:editing-duration>
    <meta:editing-cycles>69</meta:editing-cycles>
    <meta:generator>OpenOffice/4.1.5$Win32 OpenOffice.org_project/415m1$Build-9789</meta:generator>
    <dc:date>2019-02-10T20:58:38.43</dc:date>
    <dc:creator>Franciscono Enrico</dc:creator>
    <meta:document-statistic meta:object-count="119"/>
  </office:meta>
</office:document-meta>
</file>